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24pt" style:font-size-asian="21pt" style:font-size-complex="24pt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Heading">
      <style:paragraph-properties fo:line-height="100%" fo:text-align="end" style:justify-single-word="false"/>
      <style:text-properties fo:font-size="14pt" style:font-size-asian="14pt"/>
    </style:style>
    <style:style style:name="P5" style:family="paragraph" style:parent-style-name="Heading">
      <style:paragraph-properties fo:line-height="100%"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Heading">
      <style:paragraph-properties fo:line-height="100%" fo:text-align="end" style:justify-single-word="false"/>
    </style:style>
    <style:style style:name="P7" style:family="paragraph" style:parent-style-name="Heading" style:master-page-name="Standard">
      <style:paragraph-properties fo:line-height="100%" fo:text-align="end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-asian="Arial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5">JagTrack</text:p>
      <text:p text:style-name="P1"/>
      <text:p text:style-name="P6"><text:span text:style-name="T2">Brief Use Cases</text:span></text:p>
      <text:p text:style-name="P4"/>
      <text:p text:style-name="P4">Version<text:span text:style-name="T1"> </text:span>1.0</text:p>
      <text:p text:style-name="P2"/>
      <text:p text:style-name="P3">Use Cases</text:p>
      <text:p text:style-name="Preformatted_20_Text">By: Requirements and Analysis Team 2 (KD Wilson, Chase Bryant, Hao Wu, Ruijie Yuan, Sumit Shrestha)</text:p>
      <text:p text:style-name="Preformatted_20_Text"/>
      <text:p text:style-name="Preformatted_20_Text">Choose Stop:</text:p>
      <text:p text:style-name="Preformatted_20_Text">1) User boots application in phone.</text:p>
      <text:p text:style-name="Preformatted_20_Text">2) System indicates there are two nearby bus stops.</text:p>
      <text:p text:style-name="Preformatted_20_Text">3) System indicates where bus is on route.</text:p>
      <text:p text:style-name="Preformatted_20_Text">4) User chooses optimal stop.</text:p>
      <text:p text:style-name="Preformatted_20_Text">5) User waits at bus stop for bus to arrive.</text:p>
      <text:p text:style-name="Preformatted_20_Text"/>
      <text:p text:style-name="Preformatted_20_Text"/>
      <text:p text:style-name="Preformatted_20_Text">Wait time:</text:p>
      <text:p text:style-name="Preformatted_20_Text">1) User accesses application on phone.</text:p>
      <text:p text:style-name="Preformatted_20_Text">2) User inputs desired destination into application.</text:p>
      <text:p text:style-name="Preformatted_20_Text">3) Application displays optimal route and the amount of riders waiting.</text:p>
      <text:p text:style-name="Preformatted_20_Text">4) Application displays estimate wait time at the bus stop.</text:p>
      <text:p text:style-name="Preformatted_20_Text">5) Application displays estimated arrival time at desired destination.</text:p>
      <text:p text:style-name="Preformatted_20_Text"/>
      <text:p text:style-name="Preformatted_20_Text">Travel Time:</text:p>
      <text:p text:style-name="Preformatted_20_Text">1) User boots application in phone.</text:p>
      <text:p text:style-name="Preformatted_20_Text">2) User enters current location.</text:p>
      <text:p text:style-name="Preformatted_20_Text">3) User enters desired location.</text:p>
      <text:p text:style-name="Preformatted_20_Text">4) Application calculates and displays travel time.</text:p>
      <text:p text:style-name="Preformatted_20_Text">5) User uses the information to decide whether or not to wait for bus.</text:p>
      <text:p text:style-name="Preformatted_20_Text"/>
      <text:p text:style-name="Preformatted_20_Text">Bus Arrival:</text:p>
      <text:p text:style-name="Preformatted_20_Text">1) User boots application in phone.</text:p>
      <text:p text:style-name="Preformatted_20_Text">2) User chooses desired destination.</text:p>
      <text:p text:style-name="Preformatted_20_Text">3) Application displays direction of nearest Bus Stop.</text:p>
      <text:p text:style-name="Preformatted_20_Text">4) Application displays most efficient bus to take.</text:p>
      <text:p text:style-name="Preformatted_20_Text">5) User selects bus.</text:p>
      <text:p text:style-name="Preformatted_20_Text">6) Application displays approximate time till bus arrival.</text:p>
      <text:p text:style-name="Preformatted_20_Text"/>
      <text:p text:style-name="Preformatted_20_Text">Routes through stop:</text:p>
      <text:p text:style-name="Preformatted_20_Text">1) User arrives at bus stop.</text:p>
      <text:p text:style-name="Preformatted_20_Text">2) User views application display.</text:p>
      <text:p text:style-name="Preformatted_20_Text">3) Application display shows buses that stop at current bus stop.</text:p>
      <text:p text:style-name="Preformatted_20_Text">4) User selects which bus they want to take.</text:p>
      <text:p text:style-name="Preformatted_20_Text">5) Application displays where the next bus is on the route and estimated time till arrival.</text:p>
      <text:p text:style-name="Preformatted_20_Text"/>
      <text:p text:style-name="Preformatted_20_Text"/>
      <text:p text:style-name="Preformatted_20_Text">Schedule Route:</text:p>
      <text:p text:style-name="Preformatted_20_Text">1) User boots application in phone.</text:p>
      <text:p text:style-name="Preformatted_20_Text">2) User inputs the day's schedule.</text:p>
      <text:p text:style-name="Preformatted_20_Text">3) System stores the information so that it can be accessed or modified later.</text:p>
      <text:p text:style-name="Preformatted_20_Text">4) System displays an optimal route from user's schedule.</text:p>
      <text:p text:style-name="Preformatted_20_Text">5) User changes routes as needed.</text:p>
      <text:p text:style-name="Preformatted_20_Text"/>
      <text:p text:style-name="Preformatted_20_Text">Route chooser:</text:p>
      <text:p text:style-name="Preformatted_20_Text">1) User boots application in phone.</text:p>
      <text:p text:style-name="Preformatted_20_Text">2) System displays all routes.</text:p>
      <text:p text:style-name="Preformatted_20_Text">3) User chooses which route to track.</text:p>
      <text:p text:style-name="Preformatted_20_Text">4) System tracks the route in real-time with map and bus location.</text:p>
      <text:p text:style-name="Preformatted_20_Text">5) User can time arrival at bus stop with when the bus arriv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Droid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19T22:23:22</dc:date>
    <dc:creator>hayden </dc:creator>
    <meta:generator>LibreOffice/3.4$Linux LibreOffice_project/340m1$Build-302</meta:generator>
    <meta:document-statistic meta:table-count="0" meta:image-count="0" meta:object-count="0" meta:page-count="2" meta:paragraph-count="48" meta:word-count="327" meta:character-count="1932" meta:non-whitespace-character-count="1653"/>
    <meta:editing-duration>PT2M50S</meta:editing-duration>
    <meta:editing-cycles>1</meta:editing-cycles>
  </office:meta>
</office:document-meta>
</file>